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743C59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2.95in" svg:height="2.95in" draw:z-index="0"><draw:image xlink:href="Pictures/100000000000040000000400743C592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18:23:27.334877711</meta:creation-date>
    <dc:date>2024-12-20T18:36:45.771971654</dc:date>
    <meta:editing-duration>PT2M5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8.3.2$Linux_X86_64 LibreOffice_project/480$Build-2</meta:generator>
  </office:meta>
</office:document-meta>
</file>